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/>
    <style:style style:name="P6" style:family="paragraph" style:parent-style-name="Standard" style:list-style-name="L2"/>
    <style:style style:name="P7" style:family="paragraph" style:parent-style-name="Standard" style:list-style-name="L2"/>
    <style:style style:name="P8" style:family="paragraph" style:parent-style-name="Standard" style:list-style-name="L2">
      <style:text-properties style:font-name="Courier New" fo:font-size="10pt" style:font-size-asian="10pt" style:font-size-complex="10pt"/>
    </style:style>
    <style:style style:name="P9" style:family="paragraph" style:parent-style-name="Standard" style:list-style-name="L2">
      <style:text-properties style:font-name="Courier New" fo:font-size="10pt" style:font-size-asian="10pt" style:font-size-complex="10pt"/>
    </style:style>
    <style:style style:name="P10" style:family="paragraph" style:parent-style-name="Standard" style:list-style-name="L2">
      <style:text-properties style:font-name="Courier New" fo:font-size="10pt" style:font-size-asian="10pt" style:font-size-complex="10pt"/>
    </style:style>
    <style:style style:name="P11" style:family="paragraph" style:parent-style-name="Standard" style:list-style-name="L2">
      <style:text-properties style:font-name="Courier New" fo:font-size="10pt" style:font-size-asian="10pt" style:font-size-complex="10pt"/>
    </style:style>
    <style:style style:name="P12" style:family="paragraph" style:parent-style-name="Standard" style:list-style-name="L2">
      <style:text-properties style:font-name="Courier New" fo:font-size="10pt" style:font-size-asian="10pt" style:font-size-complex="10pt"/>
    </style:style>
    <style:style style:name="P13" style:family="paragraph" style:parent-style-name="Standard" style:list-style-name="L2"/>
    <style:style style:name="P14" style:family="paragraph" style:parent-style-name="Standard" style:list-style-name="L2"/>
    <style:style style:name="P15" style:family="paragraph" style:parent-style-name="Standard" style:list-style-name="L2"/>
    <style:style style:name="P16" style:family="paragraph" style:parent-style-name="Standard" style:list-style-name="L2"/>
    <style:style style:name="P17" style:family="paragraph" style:parent-style-name="Standard" style:list-style-name="L2"/>
    <style:style style:name="P18" style:family="paragraph" style:parent-style-name="Standard" style:list-style-name="L2"/>
    <style:style style:name="P19" style:family="paragraph" style:parent-style-name="Standard" style:list-style-name="L2"/>
    <style:style style:name="P20" style:family="paragraph" style:parent-style-name="Standard" style:list-style-name="L2"/>
    <style:style style:name="P21" style:family="paragraph" style:parent-style-name="Standard" style:list-style-name="L2"/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3"/>
    <style:style style:name="P25" style:family="paragraph" style:parent-style-name="Standard" style:list-style-name="L4"/>
    <style:style style:name="P26" style:family="paragraph" style:parent-style-name="Standard" style:list-style-name="L4"/>
    <style:style style:name="P27" style:family="paragraph" style:parent-style-name="Standard" style:list-style-name="L5"/>
    <style:style style:name="P28" style:family="paragraph" style:parent-style-name="Standard" style:list-style-name="L5"/>
    <style:style style:name="P29" style:family="paragraph" style:parent-style-name="Standard" style:list-style-name="L6"/>
    <style:style style:name="P30" style:family="paragraph" style:parent-style-name="Standard" style:list-style-name="L6"/>
    <style:style style:name="P31" style:family="paragraph" style:parent-style-name="Standard" style:list-style-name="L7"/>
    <style:style style:name="P32" style:family="paragraph" style:parent-style-name="Standard" style:list-style-name="L7"/>
    <style:style style:name="T1" style:family="text">
      <style:text-properties style:font-name="Courier New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rucciones Servidor NXT Bluetooth y Control Remoto Cliente</text:p>
      <text:p text:style-name="Standard"/>
      <text:list text:style-name="L1">
        <text:list-item>
          <text:p text:style-name="P3">Instalación</text:p>
        </text:list-item>
      </text:list>
      <text:list text:style-name="L2">
        <text:list-item>
          <text:list>
            <text:list-item>
              <text:p text:style-name="P4">Servidor NXT / Bluetooth</text:p>
              <text:list>
                <text:list-item>
                  <text:p text:style-name="P4">Instalar Perl</text:p>
                </text:list-item>
                <text:list-item>
                  <text:p text:style-name="P4">Instalar Bluetooth</text:p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23">En Linux, bluez, bluez-utils y bluez-dev</text:p>
                    </text:list-item>
                    <text:list-item>
                      <text:p text:style-name="P23">En Windows...</text:p>
                    </text:list-item>
                  </text:list>
                </text:list-item>
              </text:list>
            </text:list-item>
          </text:list>
        </text:list-item>
      </text:list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p text:style-name="P4">Cosas para comprobar que bluetooth anda...</text:p>
                  <text:p text:style-name="P8">hciconfig hci0</text:p>
                  <text:p text:style-name="P8">hcitool scan</text:p>
                </text:list-item>
                <text:list-item>
                  <text:p text:style-name="P4">Instalar Net::Bluetooth</text:p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25">Descomprimir Net-Bluetooth-0.40.tar.gz</text:p>
                    </text:list-item>
                    <text:list-item>
                      <text:p text:style-name="P25">En la carpeta ejecutar<text:line-break/><text:span text:style-name="T1">perl Makefile.PL <text:line-break/>make <text:line-break/>make test 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header>
                      <text:p text:style-name="P8">make install</text:p>
                    </text:list-header>
                  </text:list>
                </text:list-item>
                <text:list-item>
                  <text:p text:style-name="P4">Instalar Device::USB (opcional...)</text:p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p text:style-name="P27">Descomprimir Device-USB-0.21.tar.gz</text:p>
                    </text:list-item>
                    <text:list-item>
                      <text:p text:style-name="P27">En la carpeta ejecutar<text:line-break/><text:span text:style-name="T1">perl Makefile.PL <text:line-break/>make <text:line-break/>make test 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header>
                      <text:p text:style-name="P8">make install</text:p>
                    </text:list-header>
                  </text:list>
                </text:list-item>
                <text:list-item>
                  <text:p text:style-name="P4">Instalar LEGO-NXT</text:p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p text:style-name="P29">Descomprimir LEGO-NXT-2.00-1.tar.gz</text:p>
                    </text:list-item>
                    <text:list-item>
                      <text:p text:style-name="P29">En la carpeta ejecutar<text:line-break/><text:span text:style-name="T1">perl Makefile.PL <text:line-break/>make <text:line-break/>make test 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header>
                      <text:p text:style-name="P8">make install</text:p>
                    </text:list-header>
                  </text:list>
                </text:list-item>
                <text:list-item>
                  <text:p text:style-name="P4">Copiar <text:s/>nxt_server.pl a algún lado</text:p>
                </text:list-item>
              </text:list>
            </text:list-item>
            <text:list-item>
              <text:p text:style-name="P4">Cliente Java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31">Instalar Java y ant</text:p>
                </text:list-item>
                <text:list-item>
                  <text:p text:style-name="P31">Copiar nxt_remote_cli a algún lado.</text:p>
                </text:list-item>
              </text:list>
            </text:list-item>
          </text:list>
        </text:list-item>
      </text:list>
      <text:list text:style-name="L2" text:continue-numbering="true">
        <text:list-item>
          <text:p text:style-name="P4">Ejecutar</text:p>
          <text:list>
            <text:list-item>
              <text:p text:style-name="P4">Levantar el servidor<text:line-break/><text:span text:style-name="T1">./nxt_server.pl</text:span><text:line-break/>ó<text:line-break/><text:span text:style-name="T1">perl -w nxt_server.pl</text:span></text:p>
            </text:list-item>
            <text:list-item>
              <text:p text:style-name="P4">Levantar cliente:</text:p>
              <text:p text:style-name="P4">Desde nxt_remote_cli/, ejecutar<text:line-break/><text:span text:style-name="T1">ant run</text:span></text:p>
            </text:list-item>
            <text:list-item>
              <text:p text:style-name="P4">Si en algún momento un ladrillo se desconecta luego de establecida la comunicación, el servidor deberá ser reiniciado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s" fo:country="UY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Jorge Visca</meta:initial-creator>
    <meta:creation-date>2007-10-01T16:26:19</meta:creation-date>
    <dc:creator>Jorge Visca</dc:creator>
    <dc:date>2007-10-07T20:58:41</dc:date>
    <dc:language>es-UY</dc:language>
    <meta:editing-cycles>13</meta:editing-cycles>
    <meta:editing-duration>PT1H27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1" meta:word-count="152" meta:character-count="979"/>
  </office:meta>
</office:document-meta>
</file>